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 Gothic" svg:font-family="'Century Gothic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 Condensed Extra Bold" svg:font-family="'Tw Cen MT Condensed Extra Bold'" style:font-family-generic="swiss" style:font-pitch="variable"/>
    <style:font-face style:name="Verdana" svg:font-family="Verdana" style:font-adornments="Bold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ine_20_Style_20_9" svg:stroke-width="0.035cm" svg:stroke-color="#000000" draw:marker-start-width="0.252cm" draw:marker-end-width="0.252cm" svg:stroke-linecap="butt" draw:fill="none" draw:fill-color="#729fcf" loext:fill-use-slide-background="false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svg:stroke-width="0.025cm" svg:stroke-color="#2a6099" draw:marker-start-width="0.229cm" draw:marker-end="Triangle" draw:marker-end-width="0.152cm" draw:fill="none" draw:textarea-vertical-align="middle" fo:padding-top="0.137cm" fo:padding-bottom="0.137cm" fo:padding-left="0.262cm" fo:padding-right="0.262cm" loext:decorative="false"/>
    </style:style>
    <style:style style:name="gr4" style:family="graphic" style:parent-style-name="objectwithoutfill">
      <style:graphic-properties svg:stroke-width="0.025cm" svg:stroke-color="#c9211e" draw:marker-start-width="0.229cm" draw:marker-end="Triangle" draw:marker-end-width="0.152cm" draw:fill="none" draw:textarea-vertical-align="middle" fo:padding-top="0.137cm" fo:padding-bottom="0.137cm" fo:padding-left="0.262cm" fo:padding-right="0.262cm" loext:decorative="false"/>
    </style:style>
    <style:style style:name="gr5" style:family="graphic" style:parent-style-name="objectwithoutfill">
      <style:graphic-properties svg:stroke-width="0.025cm" svg:stroke-color="#000000" draw:marker-start-width="0.229cm" draw:marker-end="Triangle" draw:marker-end-width="0.152cm" draw:fill="none" draw:textarea-vertical-align="middle" fo:padding-top="0.137cm" fo:padding-bottom="0.137cm" fo:padding-left="0.262cm" fo:padding-right="0.262cm" loext:decorative="false"/>
    </style:style>
    <style:style style:name="gr6" style:family="graphic" style:parent-style-name="objectwithoutfill">
      <style:graphic-properties svg:stroke-width="0.025cm" svg:stroke-color="#3faf46" draw:marker-start-width="0.229cm" draw:marker-end="Triangle" draw:marker-end-width="0.152cm" draw:fill="none" draw:textarea-vertical-align="middle" fo:padding-top="0.137cm" fo:padding-bottom="0.137cm" fo:padding-left="0.262cm" fo:padding-right="0.262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style:font-name="Century Gothic"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text-properties style:font-name="Century Gothic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style:font-name="Century Goth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2" draw:layer="layout" svg:width="2.222cm" svg:height="3.111cm" svg:x="0.257cm" svg:y="0.257cm" svg:viewBox="0 0 2223 3112" draw:points="0,889 0,3112 2223,3112 2223,0 445,0 0,445">
          <text:p text:style-name="P1"><text:span text:style-name="T1">Coordinates</text:span></text:p>
          <text:p text:style-name="P1"><text:span text:style-name="T1">(.gro/.pdb)</text:span></text:p>
        </draw:polygon>
        <draw:polygon draw:style-name="gr1" draw:text-style-name="P2" draw:layer="layout" svg:width="2.222cm" svg:height="3.111cm" svg:x="0.257cm" svg:y="4.067cm" svg:viewBox="0 0 2223 3112" draw:points="0,889 0,3112 2223,3112 2223,0 445,0 0,445">
          <text:p text:style-name="P1"><text:span text:style-name="T1">Force-field</text:span></text:p>
          <text:p text:style-name="P1"><text:span text:style-name="T1">(trappeua.ff)</text:span></text:p>
        </draw:polygon>
        <draw:polygon draw:style-name="gr1" draw:text-style-name="P2" draw:layer="layout" svg:width="2.222cm" svg:height="3.111cm" svg:x="0.258cm" svg:y="8.067cm" svg:viewBox="0 0 2223 3112" draw:points="0,889 0,3112 2223,3112 2223,0 445,0 0,445">
          <text:p text:style-name="P1"><text:span text:style-name="T1">Topology</text:span></text:p>
          <text:p text:style-name="P1"><text:span text:style-name="T1">(.itp/.top)</text:span></text:p>
        </draw:polygon>
        <draw:polygon draw:style-name="gr1" draw:text-style-name="P2" draw:layer="layout" svg:width="2.222cm" svg:height="3.111cm" svg:x="3.432cm" svg:y="0.257cm" svg:viewBox="0 0 2223 3112" draw:points="0,889 0,3112 2223,3112 2223,0 445,0 0,445">
          <text:p text:style-name="P3"><text:span text:style-name="T1">Config</text:span></text:p>
          <text:p text:style-name="P3"><text:span text:style-name="T1">file </text:span></text:p>
          <text:p text:style-name="P3"><text:span text:style-name="T1">(.mdp)</text:span></text:p>
        </draw:polygon>
        <draw:frame draw:style-name="gr2" draw:text-style-name="P4" draw:layer="layout" svg:width="4.503cm" svg:height="1.03cm" svg:x="6.232cm" svg:y="5.02cm">
          <draw:text-box>
            <text:p><text:span text:style-name="T2">gmx grompp</text:span></text:p>
          </draw:text-box>
        </draw:frame>
        <draw:line draw:style-name="gr3" draw:text-style-name="P5" draw:layer="layout" svg:x1="2.797cm" svg:y1="3.432cm" svg:x2="6.29cm" svg:y2="5.337cm">
          <text:p/>
        </draw:line>
        <draw:line draw:style-name="gr4" draw:text-style-name="P5" draw:layer="layout" svg:x1="2.797cm" svg:y1="5.637cm" svg:x2="6.284cm" svg:y2="5.634cm">
          <text:p/>
        </draw:line>
        <draw:line draw:style-name="gr5" draw:text-style-name="P5" draw:layer="layout" svg:x1="5.06cm" svg:y1="3.657cm" svg:x2="6.647cm" svg:y2="5.244cm">
          <text:p/>
        </draw:line>
        <draw:line draw:style-name="gr6" draw:text-style-name="P5" draw:layer="layout" svg:x1="2.803cm" svg:y1="8.83cm" svg:x2="6.29cm" svg:y2="5.972cm">
          <text:p/>
        </draw:line>
        <draw:polygon draw:style-name="gr1" draw:text-style-name="P2" draw:layer="layout" svg:width="2.222cm" svg:height="3.111cm" svg:x="13.533cm" svg:y="3.857cm" svg:viewBox="0 0 2223 3112" draw:points="0,889 0,3112 2223,3112 2223,0 445,0 0,445">
          <text:p text:style-name="P3"><text:span text:style-name="T1">Portable</text:span></text:p>
          <text:p text:style-name="P3"><text:span text:style-name="T1">simulation</text:span></text:p>
          <text:p text:style-name="P3"><text:span text:style-name="T1">file</text:span></text:p>
          <text:p text:style-name="P3"><text:span text:style-name="T1">(.tpr)</text:span></text:p>
        </draw:polygon>
        <draw:line draw:style-name="gr5" draw:text-style-name="P5" draw:layer="layout" svg:x1="10.687cm" svg:y1="5.636cm" svg:x2="13.279cm" svg:y2="5.634cm">
          <text:p/>
        </draw:line>
        <draw:line draw:style-name="gr5" draw:text-style-name="P5" draw:layer="layout" svg:x1="16.081cm" svg:y1="5.636cm" svg:x2="18.673cm" svg:y2="5.634cm">
          <text:p/>
        </draw:line>
        <draw:frame draw:style-name="gr2" draw:text-style-name="P4" draw:layer="layout" svg:width="4.003cm" svg:height="1.03cm" svg:x="18.933cm" svg:y="5.02cm">
          <draw:text-box>
            <text:p><text:span text:style-name="T2">gmx mdrun</text:span></text:p>
          </draw:text-box>
        </draw:frame>
        <draw:line draw:style-name="gr5" draw:text-style-name="P5" draw:layer="layout" svg:x1="23.387cm" svg:y1="5.607cm" svg:x2="25.667cm" svg:y2="5.634cm">
          <text:p/>
        </draw:line>
        <draw:line draw:style-name="gr5" draw:text-style-name="P5" draw:layer="layout" svg:x1="23.069cm" svg:y1="5.936cm" svg:x2="24.022cm" svg:y2="7.512cm">
          <text:p/>
        </draw:line>
        <draw:polygon draw:style-name="gr1" draw:text-style-name="P2" draw:layer="layout" svg:width="2.222cm" svg:height="3.111cm" svg:x="26.257cm" svg:y="0.257cm" svg:viewBox="0 0 2223 3112" draw:points="0,889 0,3112 2223,3112 2223,0 445,0 0,445">
          <text:p text:style-name="P1"><text:span text:style-name="T1">Trajectory</text:span></text:p>
          <text:p text:style-name="P1"><text:span text:style-name="T1">coordinates</text:span></text:p>
          <text:p text:style-name="P1"><text:span text:style-name="T1">(.xtc/.trr)</text:span></text:p>
        </draw:polygon>
        <draw:polygon draw:style-name="gr1" draw:text-style-name="P2" draw:layer="layout" svg:width="2.222cm" svg:height="3.111cm" svg:x="26.257cm" svg:y="4.067cm" svg:viewBox="0 0 2223 3112" draw:points="0,889 0,3112 2223,3112 2223,0 445,0 0,445">
          <text:p text:style-name="P1"><text:span text:style-name="T1">Log</text:span></text:p>
          <text:p text:style-name="P1"><text:span text:style-name="T1">(.log)</text:span></text:p>
        </draw:polygon>
        <draw:polygon draw:style-name="gr1" draw:text-style-name="P2" draw:layer="layout" svg:width="2.222cm" svg:height="3.111cm" svg:x="26.258cm" svg:y="8.067cm" svg:viewBox="0 0 2223 3112" draw:points="0,889 0,3112 2223,3112 2223,0 445,0 0,445">
          <text:p text:style-name="P1"><text:span text:style-name="T1">Energy</text:span></text:p>
          <text:p text:style-name="P1"><text:span text:style-name="T1">(.edr)</text:span></text:p>
        </draw:polygon>
        <draw:polygon draw:style-name="gr1" draw:text-style-name="P2" draw:layer="layout" svg:width="2.222cm" svg:height="3.111cm" svg:x="23.258cm" svg:y="0.257cm" svg:viewBox="0 0 2223 3112" draw:points="0,889 0,3112 2223,3112 2223,0 445,0 0,445">
          <text:p text:style-name="P1"><text:span text:style-name="T1">Final</text:span></text:p>
          <text:p text:style-name="P1"><text:span text:style-name="T1">coordinates</text:span></text:p>
          <text:p text:style-name="P1"><text:span text:style-name="T1">(.gro)</text:span></text:p>
        </draw:polygon>
        <draw:polygon draw:style-name="gr1" draw:text-style-name="P2" draw:layer="layout" svg:width="2.222cm" svg:height="3.111cm" svg:x="23.259cm" svg:y="8.067cm" svg:viewBox="0 0 2223 3112" draw:points="0,889 0,3112 2223,3112 2223,0 445,0 0,445">
          <text:p text:style-name="P1"><text:span text:style-name="T1">Check-point</text:span></text:p>
          <text:p text:style-name="P1"><text:span text:style-name="T1">(.cpt)</text:span></text:p>
        </draw:polygon>
        <draw:line draw:style-name="gr5" draw:text-style-name="P5" draw:layer="layout" svg:x1="23.069cm" svg:y1="5.336cm" svg:x2="24.022cm" svg:y2="3.702cm">
          <text:p/>
        </draw:line>
        <draw:line draw:style-name="gr5" draw:text-style-name="P5" draw:layer="layout" svg:x1="23.387cm" svg:y1="5.925cm" svg:x2="26.245cm" svg:y2="7.83cm">
          <text:p/>
        </draw:line>
        <draw:line draw:style-name="gr5" draw:text-style-name="P5" draw:layer="layout" svg:x1="23.387cm" svg:y1="5.292cm" svg:x2="25.927cm" svg:y2="3.70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 Gothic" svg:font-family="'Century Gothic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w Cen MT Condensed Extra Bold" svg:font-family="'Tw Cen MT Condensed Extra Bold'" style:font-family-generic="swiss" style:font-pitch="variable"/>
    <style:font-face style:name="Verdana" svg:font-family="Verdana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.95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1T07:59:09.813000000</meta:creation-date>
    <dc:date>2023-11-21T08:20:43.309000000</dc:date>
    <meta:editing-duration>PT21M34S</meta:editing-duration>
    <meta:editing-cycles>1</meta:editing-cycles>
    <meta:document-statistic meta:object-count="23"/>
    <meta:generator>LibreOffice/7.6.2.1$Windows_X86_64 LibreOffice_project/56f7684011345957bbf33a7ee678afaf4d2ba333</meta:generator>
  </office:meta>
</office:document-meta>
</file>